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6cm"/>
    </style:style>
    <style:style style:name="co2" style:family="table-column">
      <style:table-column-properties fo:break-before="auto" style:column-width="2.113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725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02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Valeurs_20_héxadécimales">
      <style:table-properties table:display="true" style:writing-mode="lr-tb"/>
    </style:style>
    <style:style style:name="ta2" style:family="table" style:master-page-name="PageStyle_5f_Valeurs_20_décimales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Valeurs héxadécimales" table:style-name="ta1" table:print-ranges="'Valeurs héxadécimales'.E1:'Valeurs héxadécimales'.K59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Octave 1</text:p>
          </table:table-cell>
          <table:table-cell table:style-name="Default" table:number-columns-repeated="2"/>
          <table:table-cell/>
          <table:table-cell table:style-name="ce1" office:value-type="string">
            <text:p>Octave 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Réglage fin</text:p>
          </table:table-cell>
          <table:table-cell table:style-name="ce2" office:value-type="string">
            <text:p>Réglage grossier</text:p>
          </table:table-cell>
          <table:table-cell/>
          <table:table-cell table:style-name="ce2" office:value-type="string">
            <text:p>Note</text:p>
          </table:table-cell>
          <table:table-cell table:style-name="ce2" office:value-type="string">
            <text:p>Réglage fin</text:p>
          </table:table-cell>
          <table:table-cell table:style-name="ce2" office:value-type="string">
            <text:p>Réglage grossier</text:p>
          </table:table-cell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office:value-type="string">
            <text:p>5d</text:p>
          </table:table-cell>
          <table:table-cell office:value-type="string">
            <text:p>0d</text:p>
          </table:table-cell>
          <table:table-cell/>
          <table:table-cell office:value-type="string">
            <text:p>C</text:p>
          </table:table-cell>
          <table:table-cell office:value-type="string">
            <text:p>af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C+/D-</text:p>
          </table:table-cell>
          <table:table-cell office:value-type="string">
            <text:p>9c</text:p>
          </table:table-cell>
          <table:table-cell office:value-type="string">
            <text:p>0c</text:p>
          </table:table-cell>
          <table:table-cell/>
          <table:table-cell office:value-type="string">
            <text:p>C+/D-</text:p>
          </table:table-cell>
          <table:table-cell office:value-type="string">
            <text:p>4e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office:value-type="string">
            <text:p>e7</text:p>
          </table:table-cell>
          <table:table-cell office:value-type="string">
            <text:p>0b</text:p>
          </table:table-cell>
          <table:table-cell/>
          <table:table-cell office:value-type="string">
            <text:p>D</text:p>
          </table:table-cell>
          <table:table-cell office:value-type="string">
            <text:p>f4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D+/E-</text:p>
          </table:table-cell>
          <table:table-cell office:value-type="string">
            <text:p>3c</text:p>
          </table:table-cell>
          <table:table-cell office:value-type="string">
            <text:p>0b</text:p>
          </table:table-cell>
          <table:table-cell/>
          <table:table-cell office:value-type="string">
            <text:p>D+/E-</text:p>
          </table:table-cell>
          <table:table-cell office:value-type="string">
            <text:p>9e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office:value-type="string">
            <text:p>9b</text:p>
          </table:table-cell>
          <table:table-cell office:value-type="string">
            <text:p>0a</text:p>
          </table:table-cell>
          <table:table-cell/>
          <table:table-cell office:value-type="string">
            <text:p>E</text:p>
          </table:table-cell>
          <table:table-cell office:value-type="string">
            <text:p>4e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0a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F+/G-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+/G-</text:p>
          </table:table-cell>
          <table:table-cell office:value-type="string">
            <text:p>ba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 office:value-type="string">
            <text:p>eb</text:p>
          </table:table-cell>
          <table:table-cell office:value-type="float" office:value="8">
            <text:p>8</text:p>
          </table:table-cell>
          <table:table-cell/>
          <table:table-cell office:value-type="string">
            <text:p>G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G+/A-</text:p>
          </table:table-cell>
          <table:table-cell office:value-type="string">
            <text:p>6b</text:p>
          </table:table-cell>
          <table:table-cell office:value-type="float" office:value="8">
            <text:p>8</text:p>
          </table:table-cell>
          <table:table-cell/>
          <table:table-cell office:value-type="string">
            <text:p>G+/A-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office:value-type="string">
            <text:p>f2</text:p>
          </table:table-cell>
          <table:table-cell office:value-type="float" office:value="7">
            <text:p>7</text:p>
          </table:table-cell>
          <table:table-cell/>
          <table:table-cell office:value-type="string">
            <text:p>A</text:p>
          </table:table-cell>
          <table:table-cell office:value-type="string">
            <text:p>f9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A+/B-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A+/B-</text:p>
          </table:table-cell>
          <table:table-cell office:value-type="string">
            <text:p>c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/>
          <table:table-cell office:value-type="string">
            <text:p>B</text:p>
          </table:table-cell>
          <table:table-cell office:value-type="string">
            <text:p>8a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>
            <text:p>Octave 3</text:p>
          </table:table-cell>
          <table:table-cell table:style-name="Default" table:number-columns-repeated="2"/>
          <table:table-cell/>
          <table:table-cell table:style-name="ce1" office:value-type="string">
            <text:p>Octave 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Réglage fin</text:p>
          </table:table-cell>
          <table:table-cell table:style-name="ce2" office:value-type="string">
            <text:p>Réglage grossier</text:p>
          </table:table-cell>
          <table:table-cell/>
          <table:table-cell table:style-name="ce2" office:value-type="string">
            <text:p>Note</text:p>
          </table:table-cell>
          <table:table-cell table:style-name="ce2" office:value-type="string">
            <text:p>Réglage fin</text:p>
          </table:table-cell>
          <table:table-cell table:style-name="ce2" office:value-type="string">
            <text:p>Réglage grossier</text:p>
          </table:table-cell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+/D-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+/D-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office:value-type="string">
            <text:p>f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 office:value-type="string">
            <text:p>7d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D+/E-</text:p>
          </table:table-cell>
          <table:table-cell office:value-type="string">
            <text:p>cf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+/E-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office:value-type="string">
            <text:p>a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+/G-</text:p>
          </table:table-cell>
          <table:table-cell office:value-type="string">
            <text:p>5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+/G-</text:p>
          </table:table-cell>
          <table:table-cell office:value-type="string">
            <text:p>2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 office:value-type="string">
            <text:p>3b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G+/A-</text:p>
          </table:table-cell>
          <table:table-cell office:value-type="string">
            <text:p>1b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+/A-</text:p>
          </table:table-cell>
          <table:table-cell office:value-type="string">
            <text:p>0d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office:value-type="string">
            <text:p>f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</text:p>
          </table:table-cell>
          <table:table-cell office:value-type="string">
            <text:p>fe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+/B-</text:p>
          </table:table-cell>
          <table:table-cell office:value-type="string">
            <text:p>e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+/B-</text:p>
          </table:table-cell>
          <table:table-cell office:value-type="string">
            <text:p>f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office:value-type="string">
            <text:p>c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</text:p>
          </table:table-cell>
          <table:table-cell office:value-type="string">
            <text:p>e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>
            <text:p>Octave 5</text:p>
          </table:table-cell>
          <table:table-cell table:style-name="Default" table:number-columns-repeated="2"/>
          <table:table-cell/>
          <table:table-cell table:style-name="ce1" office:value-type="string">
            <text:p>Octave 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Réglage fin</text:p>
          </table:table-cell>
          <table:table-cell table:style-name="ce2" office:value-type="string">
            <text:p>Réglage grossier</text:p>
          </table:table-cell>
          <table:table-cell/>
          <table:table-cell table:style-name="ce2" office:value-type="string">
            <text:p>Note</text:p>
          </table:table-cell>
          <table:table-cell table:style-name="ce2" office:value-type="string">
            <text:p>Réglage fin</text:p>
          </table:table-cell>
          <table:table-cell table:style-name="ce2" office:value-type="string">
            <text:p>Réglage grossier</text:p>
          </table:table-cell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office:value-type="string">
            <text:p>d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string">
            <text:p>6b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+/D-</text:p>
          </table:table-cell>
          <table:table-cell office:value-type="string">
            <text:p>c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+/D-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office:value-type="string">
            <text:p>b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string">
            <text:p>5f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D+/E-</text:p>
          </table:table-cell>
          <table:table-cell office:value-type="string">
            <text:p>b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+/E-</text:p>
          </table:table-cell>
          <table:table-cell office:value-type="string">
            <text:p>5a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office:value-type="string">
            <text:p>a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office:value-type="string">
            <text:p>a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+/G-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+/G-</text:p>
          </table:table-cell>
          <table:table-cell office:value-type="string">
            <text:p>4c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 office:value-type="string">
            <text:p>8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G+/A-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+/A-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office:value-type="string">
            <text:p>7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+/B-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+/B-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>
            <text:p>Octave 7</text:p>
          </table:table-cell>
          <table:table-cell table:style-name="Default" table:number-columns-repeated="2"/>
          <table:table-cell/>
          <table:table-cell table:style-name="ce1" office:value-type="string">
            <text:p>Octave 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Réglage fin</text:p>
          </table:table-cell>
          <table:table-cell table:style-name="ce2" office:value-type="string">
            <text:p>Réglage grossier</text:p>
          </table:table-cell>
          <table:table-cell/>
          <table:table-cell table:style-name="ce2" office:value-type="string">
            <text:p>Note</text:p>
          </table:table-cell>
          <table:table-cell table:style-name="ce2" office:value-type="string">
            <text:p>Réglage fin</text:p>
          </table:table-cell>
          <table:table-cell table:style-name="ce2" office:value-type="string">
            <text:p>Réglage grossier</text:p>
          </table:table-cell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string">
            <text:p>1b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+/D-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+/D-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D+/E-</text:p>
          </table:table-cell>
          <table:table-cell office:value-type="string">
            <text:p>2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+/E-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office:value-type="string">
            <text:p>2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+/G-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+/G-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G+/A-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+/A-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+/B-</text:p>
          </table:table-cell>
          <table:table-cell office:value-type="string">
            <text:p>1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+/B-</text:p>
          </table:table-cell>
          <table:table-cell office:value-type="string">
            <text:p>0f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office:value-type="string">
            <text:p>1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string">
            <text:p>0e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Valeurs décimales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9" table:default-cell-style-name="Default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Octave 1</text:p>
          </table:table-cell>
          <table:table-cell table:style-name="Default" table:number-columns-repeated="2"/>
          <table:table-cell/>
          <table:table-cell table:style-name="ce1" office:value-type="string">
            <text:p>Octave 2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Réglage fin</text:p>
          </table:table-cell>
          <table:table-cell table:style-name="ce2" office:value-type="string">
            <text:p>Réglage grossier</text:p>
          </table:table-cell>
          <table:table-cell/>
          <table:table-cell table:style-name="ce2" office:value-type="string">
            <text:p>Note</text:p>
          </table:table-cell>
          <table:table-cell table:style-name="ce2" office:value-type="string">
            <text:p>Réglage fin</text:p>
          </table:table-cell>
          <table:table-cell table:style-name="ce2" office:value-type="string">
            <text:p>Réglage grossier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HEX2DEC([$'Valeurs héxadécimales'.B3])" office:value-type="float" office:value="93">
            <text:p>93</text:p>
          </table:table-cell>
          <table:table-cell table:formula="of:=HEX2DEC([$'Valeurs héxadécimales'.C3])" office:value-type="float" office:value="13">
            <text:p>13</text:p>
          </table:table-cell>
          <table:table-cell/>
          <table:table-cell office:value-type="string">
            <text:p>C</text:p>
          </table:table-cell>
          <table:table-cell table:formula="of:=HEX2DEC([$'Valeurs héxadécimales'.F3])" office:value-type="float" office:value="175">
            <text:p>175</text:p>
          </table:table-cell>
          <table:table-cell table:formula="of:=HEX2DEC([$'Valeurs héxadécimales'.G3])" office:value-type="float" office:value="6">
            <text:p>6</text:p>
          </table:table-cell>
        </table:table-row>
        <table:table-row table:style-name="ro1">
          <table:table-cell office:value-type="string">
            <text:p>C+/D-</text:p>
          </table:table-cell>
          <table:table-cell table:formula="of:=HEX2DEC([$'Valeurs héxadécimales'.B4])" office:value-type="float" office:value="156">
            <text:p>156</text:p>
          </table:table-cell>
          <table:table-cell table:formula="of:=HEX2DEC([$'Valeurs héxadécimales'.C4])" office:value-type="float" office:value="12">
            <text:p>12</text:p>
          </table:table-cell>
          <table:table-cell/>
          <table:table-cell office:value-type="string">
            <text:p>C+/D-</text:p>
          </table:table-cell>
          <table:table-cell table:formula="of:=HEX2DEC([$'Valeurs héxadécimales'.F4])" office:value-type="float" office:value="78">
            <text:p>78</text:p>
          </table:table-cell>
          <table:table-cell table:formula="of:=HEX2DEC([$'Valeurs héxadécimales'.G4])" office:value-type="float" office:value="6">
            <text:p>6</text:p>
          </table:table-cell>
        </table:table-row>
        <table:table-row table:style-name="ro1">
          <table:table-cell office:value-type="string">
            <text:p>D</text:p>
          </table:table-cell>
          <table:table-cell table:formula="of:=HEX2DEC([$'Valeurs héxadécimales'.B5])" office:value-type="float" office:value="231">
            <text:p>231</text:p>
          </table:table-cell>
          <table:table-cell table:formula="of:=HEX2DEC([$'Valeurs héxadécimales'.C5])" office:value-type="float" office:value="11">
            <text:p>11</text:p>
          </table:table-cell>
          <table:table-cell/>
          <table:table-cell office:value-type="string">
            <text:p>D</text:p>
          </table:table-cell>
          <table:table-cell table:formula="of:=HEX2DEC([$'Valeurs héxadécimales'.F5])" office:value-type="float" office:value="244">
            <text:p>244</text:p>
          </table:table-cell>
          <table:table-cell table:formula="of:=HEX2DEC([$'Valeurs héxadécimales'.G5])" office:value-type="float" office:value="5">
            <text:p>5</text:p>
          </table:table-cell>
        </table:table-row>
        <table:table-row table:style-name="ro1">
          <table:table-cell office:value-type="string">
            <text:p>D+/E-</text:p>
          </table:table-cell>
          <table:table-cell table:formula="of:=HEX2DEC([$'Valeurs héxadécimales'.B6])" office:value-type="float" office:value="60">
            <text:p>60</text:p>
          </table:table-cell>
          <table:table-cell table:formula="of:=HEX2DEC([$'Valeurs héxadécimales'.C6])" office:value-type="float" office:value="11">
            <text:p>11</text:p>
          </table:table-cell>
          <table:table-cell/>
          <table:table-cell office:value-type="string">
            <text:p>D+/E-</text:p>
          </table:table-cell>
          <table:table-cell table:formula="of:=HEX2DEC([$'Valeurs héxadécimales'.F6])" office:value-type="float" office:value="158">
            <text:p>158</text:p>
          </table:table-cell>
          <table:table-cell table:formula="of:=HEX2DEC([$'Valeurs héxadécimales'.G6])" office:value-type="float" office:value="5">
            <text:p>5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HEX2DEC([$'Valeurs héxadécimales'.B7])" office:value-type="float" office:value="155">
            <text:p>155</text:p>
          </table:table-cell>
          <table:table-cell table:formula="of:=HEX2DEC([$'Valeurs héxadécimales'.C7])" office:value-type="float" office:value="10">
            <text:p>10</text:p>
          </table:table-cell>
          <table:table-cell/>
          <table:table-cell office:value-type="string">
            <text:p>E</text:p>
          </table:table-cell>
          <table:table-cell table:formula="of:=HEX2DEC([$'Valeurs héxadécimales'.F7])" office:value-type="float" office:value="78">
            <text:p>78</text:p>
          </table:table-cell>
          <table:table-cell table:formula="of:=HEX2DEC([$'Valeurs héxadécimales'.G7])" office:value-type="float" office:value="5">
            <text:p>5</text:p>
          </table:table-cell>
        </table:table-row>
        <table:table-row table:style-name="ro1">
          <table:table-cell office:value-type="string">
            <text:p>F</text:p>
          </table:table-cell>
          <table:table-cell table:formula="of:=HEX2DEC([$'Valeurs héxadécimales'.B8])" office:value-type="float" office:value="2">
            <text:p>2</text:p>
          </table:table-cell>
          <table:table-cell table:formula="of:=HEX2DEC([$'Valeurs héxadécimales'.C8])" office:value-type="float" office:value="10">
            <text:p>10</text:p>
          </table:table-cell>
          <table:table-cell/>
          <table:table-cell office:value-type="string">
            <text:p>F</text:p>
          </table:table-cell>
          <table:table-cell table:formula="of:=HEX2DEC([$'Valeurs héxadécimales'.F8])" office:value-type="float" office:value="1">
            <text:p>1</text:p>
          </table:table-cell>
          <table:table-cell table:formula="of:=HEX2DEC([$'Valeurs héxadécimales'.G8])" office:value-type="float" office:value="5">
            <text:p>5</text:p>
          </table:table-cell>
        </table:table-row>
        <table:table-row table:style-name="ro1">
          <table:table-cell office:value-type="string">
            <text:p>F+/G-</text:p>
          </table:table-cell>
          <table:table-cell table:formula="of:=HEX2DEC([$'Valeurs héxadécimales'.B9])" office:value-type="float" office:value="115">
            <text:p>115</text:p>
          </table:table-cell>
          <table:table-cell table:formula="of:=HEX2DEC([$'Valeurs héxadécimales'.C9])" office:value-type="float" office:value="9">
            <text:p>9</text:p>
          </table:table-cell>
          <table:table-cell/>
          <table:table-cell office:value-type="string">
            <text:p>F+/G-</text:p>
          </table:table-cell>
          <table:table-cell table:formula="of:=HEX2DEC([$'Valeurs héxadécimales'.F9])" office:value-type="float" office:value="186">
            <text:p>186</text:p>
          </table:table-cell>
          <table:table-cell table:formula="of:=HEX2DEC([$'Valeurs héxadécimales'.G9])" office:value-type="float" office:value="4">
            <text:p>4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HEX2DEC([$'Valeurs héxadécimales'.B10])" office:value-type="float" office:value="235">
            <text:p>235</text:p>
          </table:table-cell>
          <table:table-cell table:formula="of:=HEX2DEC([$'Valeurs héxadécimales'.C10])" office:value-type="float" office:value="8">
            <text:p>8</text:p>
          </table:table-cell>
          <table:table-cell/>
          <table:table-cell office:value-type="string">
            <text:p>G</text:p>
          </table:table-cell>
          <table:table-cell table:formula="of:=HEX2DEC([$'Valeurs héxadécimales'.F10])" office:value-type="float" office:value="118">
            <text:p>118</text:p>
          </table:table-cell>
          <table:table-cell table:formula="of:=HEX2DEC([$'Valeurs héxadécimales'.G10])" office:value-type="float" office:value="4">
            <text:p>4</text:p>
          </table:table-cell>
        </table:table-row>
        <table:table-row table:style-name="ro1">
          <table:table-cell office:value-type="string">
            <text:p>G+/A-</text:p>
          </table:table-cell>
          <table:table-cell table:formula="of:=HEX2DEC([$'Valeurs héxadécimales'.B11])" office:value-type="float" office:value="107">
            <text:p>107</text:p>
          </table:table-cell>
          <table:table-cell table:formula="of:=HEX2DEC([$'Valeurs héxadécimales'.C11])" office:value-type="float" office:value="8">
            <text:p>8</text:p>
          </table:table-cell>
          <table:table-cell/>
          <table:table-cell office:value-type="string">
            <text:p>G+/A-</text:p>
          </table:table-cell>
          <table:table-cell table:formula="of:=HEX2DEC([$'Valeurs héxadécimales'.F11])" office:value-type="float" office:value="54">
            <text:p>54</text:p>
          </table:table-cell>
          <table:table-cell table:formula="of:=HEX2DEC([$'Valeurs héxadécimales'.G11])" office:value-type="float" office:value="4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table:formula="of:=HEX2DEC([$'Valeurs héxadécimales'.B12])" office:value-type="float" office:value="242">
            <text:p>242</text:p>
          </table:table-cell>
          <table:table-cell table:formula="of:=HEX2DEC([$'Valeurs héxadécimales'.C12])" office:value-type="float" office:value="7">
            <text:p>7</text:p>
          </table:table-cell>
          <table:table-cell/>
          <table:table-cell office:value-type="string">
            <text:p>A</text:p>
          </table:table-cell>
          <table:table-cell table:formula="of:=HEX2DEC([$'Valeurs héxadécimales'.F12])" office:value-type="float" office:value="249">
            <text:p>249</text:p>
          </table:table-cell>
          <table:table-cell table:formula="of:=HEX2DEC([$'Valeurs héxadécimales'.G12])" office:value-type="float" office:value="3">
            <text:p>3</text:p>
          </table:table-cell>
        </table:table-row>
        <table:table-row table:style-name="ro1">
          <table:table-cell office:value-type="string">
            <text:p>A+/B-</text:p>
          </table:table-cell>
          <table:table-cell table:formula="of:=HEX2DEC([$'Valeurs héxadécimales'.B13])" office:value-type="float" office:value="128">
            <text:p>128</text:p>
          </table:table-cell>
          <table:table-cell table:formula="of:=HEX2DEC([$'Valeurs héxadécimales'.C13])" office:value-type="float" office:value="7">
            <text:p>7</text:p>
          </table:table-cell>
          <table:table-cell/>
          <table:table-cell office:value-type="string">
            <text:p>A+/B-</text:p>
          </table:table-cell>
          <table:table-cell table:formula="of:=HEX2DEC([$'Valeurs héxadécimales'.F13])" office:value-type="float" office:value="192">
            <text:p>192</text:p>
          </table:table-cell>
          <table:table-cell table:formula="of:=HEX2DEC([$'Valeurs héxadécimales'.G13])" office:value-type="float" office:value="3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HEX2DEC([$'Valeurs héxadécimales'.B14])" office:value-type="float" office:value="20">
            <text:p>20</text:p>
          </table:table-cell>
          <table:table-cell table:formula="of:=HEX2DEC([$'Valeurs héxadécimales'.C14])" office:value-type="float" office:value="7">
            <text:p>7</text:p>
          </table:table-cell>
          <table:table-cell/>
          <table:table-cell office:value-type="string">
            <text:p>B</text:p>
          </table:table-cell>
          <table:table-cell table:formula="of:=HEX2DEC([$'Valeurs héxadécimales'.F14])" office:value-type="float" office:value="138">
            <text:p>138</text:p>
          </table:table-cell>
          <table:table-cell table:formula="of:=HEX2DEC([$'Valeurs héxadécimales'.G14])" office:value-type="float" office:value="3">
            <text:p>3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" office:value-type="string">
            <text:p>Octave 3</text:p>
          </table:table-cell>
          <table:table-cell table:style-name="Default" table:number-columns-repeated="2"/>
          <table:table-cell/>
          <table:table-cell table:style-name="ce1" office:value-type="string">
            <text:p>Octave 4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Réglage fin</text:p>
          </table:table-cell>
          <table:table-cell table:style-name="ce2" office:value-type="string">
            <text:p>Réglage grossier</text:p>
          </table:table-cell>
          <table:table-cell/>
          <table:table-cell table:style-name="ce2" office:value-type="string">
            <text:p>Note</text:p>
          </table:table-cell>
          <table:table-cell table:style-name="ce2" office:value-type="string">
            <text:p>Réglage fin</text:p>
          </table:table-cell>
          <table:table-cell table:style-name="ce2" office:value-type="string">
            <text:p>Réglage grossier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HEX2DEC([$'Valeurs héxadécimales'.B18])" office:value-type="float" office:value="87">
            <text:p>87</text:p>
          </table:table-cell>
          <table:table-cell table:formula="of:=HEX2DEC([$'Valeurs héxadécimales'.C18])" office:value-type="float" office:value="3">
            <text:p>3</text:p>
          </table:table-cell>
          <table:table-cell/>
          <table:table-cell office:value-type="string">
            <text:p>C</text:p>
          </table:table-cell>
          <table:table-cell table:formula="of:=HEX2DEC([$'Valeurs héxadécimales'.F18])" office:value-type="float" office:value="172">
            <text:p>172</text:p>
          </table:table-cell>
          <table:table-cell table:formula="of:=HEX2DEC([$'Valeurs héxadécimales'.G18])" office:value-type="float" office:value="1">
            <text:p>1</text:p>
          </table:table-cell>
        </table:table-row>
        <table:table-row table:style-name="ro1">
          <table:table-cell office:value-type="string">
            <text:p>C+/D-</text:p>
          </table:table-cell>
          <table:table-cell table:formula="of:=HEX2DEC([$'Valeurs héxadécimales'.B19])" office:value-type="float" office:value="39">
            <text:p>39</text:p>
          </table:table-cell>
          <table:table-cell table:formula="of:=HEX2DEC([$'Valeurs héxadécimales'.C19])" office:value-type="float" office:value="3">
            <text:p>3</text:p>
          </table:table-cell>
          <table:table-cell/>
          <table:table-cell office:value-type="string">
            <text:p>C+/D-</text:p>
          </table:table-cell>
          <table:table-cell table:formula="of:=HEX2DEC([$'Valeurs héxadécimales'.F19])" office:value-type="float" office:value="148">
            <text:p>148</text:p>
          </table:table-cell>
          <table:table-cell table:formula="of:=HEX2DEC([$'Valeurs héxadécimales'.G19])" office:value-type="float" office:value="1">
            <text:p>1</text:p>
          </table:table-cell>
        </table:table-row>
        <table:table-row table:style-name="ro1">
          <table:table-cell office:value-type="string">
            <text:p>D</text:p>
          </table:table-cell>
          <table:table-cell table:formula="of:=HEX2DEC([$'Valeurs héxadécimales'.B20])" office:value-type="float" office:value="250">
            <text:p>250</text:p>
          </table:table-cell>
          <table:table-cell table:formula="of:=HEX2DEC([$'Valeurs héxadécimales'.C20])"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 table:formula="of:=HEX2DEC([$'Valeurs héxadécimales'.F20])" office:value-type="float" office:value="125">
            <text:p>125</text:p>
          </table:table-cell>
          <table:table-cell table:formula="of:=HEX2DEC([$'Valeurs héxadécimales'.G20])" office:value-type="float" office:value="1">
            <text:p>1</text:p>
          </table:table-cell>
        </table:table-row>
        <table:table-row table:style-name="ro1">
          <table:table-cell office:value-type="string">
            <text:p>D+/E-</text:p>
          </table:table-cell>
          <table:table-cell table:formula="of:=HEX2DEC([$'Valeurs héxadécimales'.B21])" office:value-type="float" office:value="207">
            <text:p>207</text:p>
          </table:table-cell>
          <table:table-cell table:formula="of:=HEX2DEC([$'Valeurs héxadécimales'.C21])" office:value-type="float" office:value="2">
            <text:p>2</text:p>
          </table:table-cell>
          <table:table-cell/>
          <table:table-cell office:value-type="string">
            <text:p>D+/E-</text:p>
          </table:table-cell>
          <table:table-cell table:formula="of:=HEX2DEC([$'Valeurs héxadécimales'.F21])" office:value-type="float" office:value="104">
            <text:p>104</text:p>
          </table:table-cell>
          <table:table-cell table:formula="of:=HEX2DEC([$'Valeurs héxadécimales'.G21])" office:value-type="float" office:value="1">
            <text:p>1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HEX2DEC([$'Valeurs héxadécimales'.B22])" office:value-type="float" office:value="167">
            <text:p>167</text:p>
          </table:table-cell>
          <table:table-cell table:formula="of:=HEX2DEC([$'Valeurs héxadécimales'.C22])" office:value-type="float" office:value="2">
            <text:p>2</text:p>
          </table:table-cell>
          <table:table-cell/>
          <table:table-cell office:value-type="string">
            <text:p>E</text:p>
          </table:table-cell>
          <table:table-cell table:formula="of:=HEX2DEC([$'Valeurs héxadécimales'.F22])" office:value-type="float" office:value="83">
            <text:p>83</text:p>
          </table:table-cell>
          <table:table-cell table:formula="of:=HEX2DEC([$'Valeurs héxadécimales'.G22])" office:value-type="float" office:value="1">
            <text:p>1</text:p>
          </table:table-cell>
        </table:table-row>
        <table:table-row table:style-name="ro1">
          <table:table-cell office:value-type="string">
            <text:p>F</text:p>
          </table:table-cell>
          <table:table-cell table:formula="of:=HEX2DEC([$'Valeurs héxadécimales'.B23])" office:value-type="float" office:value="129">
            <text:p>129</text:p>
          </table:table-cell>
          <table:table-cell table:formula="of:=HEX2DEC([$'Valeurs héxadécimales'.C23])" office:value-type="float" office:value="2">
            <text:p>2</text:p>
          </table:table-cell>
          <table:table-cell/>
          <table:table-cell office:value-type="string">
            <text:p>F</text:p>
          </table:table-cell>
          <table:table-cell table:formula="of:=HEX2DEC([$'Valeurs héxadécimales'.F23])" office:value-type="float" office:value="64">
            <text:p>64</text:p>
          </table:table-cell>
          <table:table-cell table:formula="of:=HEX2DEC([$'Valeurs héxadécimales'.G23])" office:value-type="float" office:value="1">
            <text:p>1</text:p>
          </table:table-cell>
        </table:table-row>
        <table:table-row table:style-name="ro1">
          <table:table-cell office:value-type="string">
            <text:p>F+/G-</text:p>
          </table:table-cell>
          <table:table-cell table:formula="of:=HEX2DEC([$'Valeurs héxadécimales'.B24])" office:value-type="float" office:value="93">
            <text:p>93</text:p>
          </table:table-cell>
          <table:table-cell table:formula="of:=HEX2DEC([$'Valeurs héxadécimales'.C24])" office:value-type="float" office:value="2">
            <text:p>2</text:p>
          </table:table-cell>
          <table:table-cell/>
          <table:table-cell office:value-type="string">
            <text:p>F+/G-</text:p>
          </table:table-cell>
          <table:table-cell table:formula="of:=HEX2DEC([$'Valeurs héxadécimales'.F24])" office:value-type="float" office:value="46">
            <text:p>46</text:p>
          </table:table-cell>
          <table:table-cell table:formula="of:=HEX2DEC([$'Valeurs héxadécimales'.G24])" office:value-type="float" office:value="1">
            <text:p>1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HEX2DEC([$'Valeurs héxadécimales'.B25])" office:value-type="float" office:value="59">
            <text:p>59</text:p>
          </table:table-cell>
          <table:table-cell table:formula="of:=HEX2DEC([$'Valeurs héxadécimales'.C25])" office:value-type="float" office:value="2">
            <text:p>2</text:p>
          </table:table-cell>
          <table:table-cell/>
          <table:table-cell office:value-type="string">
            <text:p>G</text:p>
          </table:table-cell>
          <table:table-cell table:formula="of:=HEX2DEC([$'Valeurs héxadécimales'.F25])" office:value-type="float" office:value="29">
            <text:p>29</text:p>
          </table:table-cell>
          <table:table-cell table:formula="of:=HEX2DEC([$'Valeurs héxadécimales'.G25])" office:value-type="float" office:value="1">
            <text:p>1</text:p>
          </table:table-cell>
        </table:table-row>
        <table:table-row table:style-name="ro1">
          <table:table-cell office:value-type="string">
            <text:p>G+/A-</text:p>
          </table:table-cell>
          <table:table-cell table:formula="of:=HEX2DEC([$'Valeurs héxadécimales'.B26])" office:value-type="float" office:value="27">
            <text:p>27</text:p>
          </table:table-cell>
          <table:table-cell table:formula="of:=HEX2DEC([$'Valeurs héxadécimales'.C26])" office:value-type="float" office:value="2">
            <text:p>2</text:p>
          </table:table-cell>
          <table:table-cell/>
          <table:table-cell office:value-type="string">
            <text:p>G+/A-</text:p>
          </table:table-cell>
          <table:table-cell table:formula="of:=HEX2DEC([$'Valeurs héxadécimales'.F26])" office:value-type="float" office:value="13">
            <text:p>13</text:p>
          </table:table-cell>
          <table:table-cell table:formula="of:=HEX2DEC([$'Valeurs héxadécimales'.G26])" office:value-type="float" office:value="1">
            <text:p>1</text:p>
          </table:table-cell>
        </table:table-row>
        <table:table-row table:style-name="ro1">
          <table:table-cell office:value-type="string">
            <text:p>A</text:p>
          </table:table-cell>
          <table:table-cell table:formula="of:=HEX2DEC([$'Valeurs héxadécimales'.B27])" office:value-type="float" office:value="253">
            <text:p>253</text:p>
          </table:table-cell>
          <table:table-cell table:formula="of:=HEX2DEC([$'Valeurs héxadécimales'.C27])" office:value-type="float" office:value="1">
            <text:p>1</text:p>
          </table:table-cell>
          <table:table-cell/>
          <table:table-cell office:value-type="string">
            <text:p>A</text:p>
          </table:table-cell>
          <table:table-cell table:formula="of:=HEX2DEC([$'Valeurs héxadécimales'.F27])" office:value-type="float" office:value="254">
            <text:p>254</text:p>
          </table:table-cell>
          <table:table-cell table:formula="of:=HEX2DEC([$'Valeurs héxadécimales'.G27])" office:value-type="float" office:value="0">
            <text:p>0</text:p>
          </table:table-cell>
        </table:table-row>
        <table:table-row table:style-name="ro1">
          <table:table-cell office:value-type="string">
            <text:p>A+/B-</text:p>
          </table:table-cell>
          <table:table-cell table:formula="of:=HEX2DEC([$'Valeurs héxadécimales'.B28])" office:value-type="float" office:value="224">
            <text:p>224</text:p>
          </table:table-cell>
          <table:table-cell table:formula="of:=HEX2DEC([$'Valeurs héxadécimales'.C28])" office:value-type="float" office:value="1">
            <text:p>1</text:p>
          </table:table-cell>
          <table:table-cell/>
          <table:table-cell office:value-type="string">
            <text:p>A+/B-</text:p>
          </table:table-cell>
          <table:table-cell table:formula="of:=HEX2DEC([$'Valeurs héxadécimales'.F28])" office:value-type="float" office:value="240">
            <text:p>240</text:p>
          </table:table-cell>
          <table:table-cell table:formula="of:=HEX2DEC([$'Valeurs héxadécimales'.G28])" office:value-type="float" office:value="0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HEX2DEC([$'Valeurs héxadécimales'.B29])" office:value-type="float" office:value="197">
            <text:p>197</text:p>
          </table:table-cell>
          <table:table-cell table:formula="of:=HEX2DEC([$'Valeurs héxadécimales'.C29])" office:value-type="float" office:value="1">
            <text:p>1</text:p>
          </table:table-cell>
          <table:table-cell/>
          <table:table-cell office:value-type="string">
            <text:p>B</text:p>
          </table:table-cell>
          <table:table-cell table:formula="of:=HEX2DEC([$'Valeurs héxadécimales'.F29])" office:value-type="float" office:value="227">
            <text:p>227</text:p>
          </table:table-cell>
          <table:table-cell table:formula="of:=HEX2DEC([$'Valeurs héxadécimales'.G29])" office:value-type="float" office:value="0">
            <text:p>0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" office:value-type="string">
            <text:p>Octave 5</text:p>
          </table:table-cell>
          <table:table-cell table:style-name="Default" table:number-columns-repeated="2"/>
          <table:table-cell/>
          <table:table-cell table:style-name="ce1" office:value-type="string">
            <text:p>Octave 6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Réglage fin</text:p>
          </table:table-cell>
          <table:table-cell table:style-name="ce2" office:value-type="string">
            <text:p>Réglage grossier</text:p>
          </table:table-cell>
          <table:table-cell/>
          <table:table-cell table:style-name="ce2" office:value-type="string">
            <text:p>Note</text:p>
          </table:table-cell>
          <table:table-cell table:style-name="ce2" office:value-type="string">
            <text:p>Réglage fin</text:p>
          </table:table-cell>
          <table:table-cell table:style-name="ce2" office:value-type="string">
            <text:p>Réglage grossier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HEX2DEC([$'Valeurs héxadécimales'.B33])" office:value-type="float" office:value="214">
            <text:p>214</text:p>
          </table:table-cell>
          <table:table-cell table:formula="of:=HEX2DEC([$'Valeurs héxadécimales'.C33]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table:formula="of:=HEX2DEC([$'Valeurs héxadécimales'.F33])" office:value-type="float" office:value="107">
            <text:p>107</text:p>
          </table:table-cell>
          <table:table-cell table:formula="of:=HEX2DEC([$'Valeurs héxadécimales'.G33])" office:value-type="float" office:value="0">
            <text:p>0</text:p>
          </table:table-cell>
        </table:table-row>
        <table:table-row table:style-name="ro1">
          <table:table-cell office:value-type="string">
            <text:p>C+/D-</text:p>
          </table:table-cell>
          <table:table-cell table:formula="of:=HEX2DEC([$'Valeurs héxadécimales'.B34])" office:value-type="float" office:value="202">
            <text:p>202</text:p>
          </table:table-cell>
          <table:table-cell table:formula="of:=HEX2DEC([$'Valeurs héxadécimales'.C34])" office:value-type="float" office:value="0">
            <text:p>0</text:p>
          </table:table-cell>
          <table:table-cell/>
          <table:table-cell office:value-type="string">
            <text:p>C+/D-</text:p>
          </table:table-cell>
          <table:table-cell table:formula="of:=HEX2DEC([$'Valeurs héxadécimales'.F34])" office:value-type="float" office:value="101">
            <text:p>101</text:p>
          </table:table-cell>
          <table:table-cell table:formula="of:=HEX2DEC([$'Valeurs héxadécimales'.G34])" office:value-type="float" office:value="0">
            <text:p>0</text:p>
          </table:table-cell>
        </table:table-row>
        <table:table-row table:style-name="ro1">
          <table:table-cell office:value-type="string">
            <text:p>D</text:p>
          </table:table-cell>
          <table:table-cell table:formula="of:=HEX2DEC([$'Valeurs héxadécimales'.B35])" office:value-type="float" office:value="190">
            <text:p>190</text:p>
          </table:table-cell>
          <table:table-cell table:formula="of:=HEX2DEC([$'Valeurs héxadécimales'.C35]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table:formula="of:=HEX2DEC([$'Valeurs héxadécimales'.F35])" office:value-type="float" office:value="95">
            <text:p>95</text:p>
          </table:table-cell>
          <table:table-cell table:formula="of:=HEX2DEC([$'Valeurs héxadécimales'.G35])" office:value-type="float" office:value="0">
            <text:p>0</text:p>
          </table:table-cell>
        </table:table-row>
        <table:table-row table:style-name="ro1">
          <table:table-cell office:value-type="string">
            <text:p>D+/E-</text:p>
          </table:table-cell>
          <table:table-cell table:formula="of:=HEX2DEC([$'Valeurs héxadécimales'.B36])" office:value-type="float" office:value="180">
            <text:p>180</text:p>
          </table:table-cell>
          <table:table-cell table:formula="of:=HEX2DEC([$'Valeurs héxadécimales'.C36])" office:value-type="float" office:value="0">
            <text:p>0</text:p>
          </table:table-cell>
          <table:table-cell/>
          <table:table-cell office:value-type="string">
            <text:p>D+/E-</text:p>
          </table:table-cell>
          <table:table-cell table:formula="of:=HEX2DEC([$'Valeurs héxadécimales'.F36])" office:value-type="float" office:value="90">
            <text:p>90</text:p>
          </table:table-cell>
          <table:table-cell table:formula="of:=HEX2DEC([$'Valeurs héxadécimales'.G36])" office:value-type="float" office:value="0">
            <text:p>0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HEX2DEC([$'Valeurs héxadécimales'.B37])" office:value-type="float" office:value="170">
            <text:p>170</text:p>
          </table:table-cell>
          <table:table-cell table:formula="of:=HEX2DEC([$'Valeurs héxadécimales'.C37])" office:value-type="float" office:value="0">
            <text:p>0</text:p>
          </table:table-cell>
          <table:table-cell/>
          <table:table-cell office:value-type="string">
            <text:p>E</text:p>
          </table:table-cell>
          <table:table-cell table:formula="of:=HEX2DEC([$'Valeurs héxadécimales'.F37])" office:value-type="float" office:value="85">
            <text:p>85</text:p>
          </table:table-cell>
          <table:table-cell table:formula="of:=HEX2DEC([$'Valeurs héxadécimales'.G37])" office:value-type="float" office:value="0">
            <text:p>0</text:p>
          </table:table-cell>
        </table:table-row>
        <table:table-row table:style-name="ro1">
          <table:table-cell office:value-type="string">
            <text:p>F</text:p>
          </table:table-cell>
          <table:table-cell table:formula="of:=HEX2DEC([$'Valeurs héxadécimales'.B38])" office:value-type="float" office:value="160">
            <text:p>160</text:p>
          </table:table-cell>
          <table:table-cell table:formula="of:=HEX2DEC([$'Valeurs héxadécimales'.C38]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table:formula="of:=HEX2DEC([$'Valeurs héxadécimales'.F38])" office:value-type="float" office:value="80">
            <text:p>80</text:p>
          </table:table-cell>
          <table:table-cell table:formula="of:=HEX2DEC([$'Valeurs héxadécimales'.G38])" office:value-type="float" office:value="0">
            <text:p>0</text:p>
          </table:table-cell>
        </table:table-row>
        <table:table-row table:style-name="ro1">
          <table:table-cell office:value-type="string">
            <text:p>F+/G-</text:p>
          </table:table-cell>
          <table:table-cell table:formula="of:=HEX2DEC([$'Valeurs héxadécimales'.B39])" office:value-type="float" office:value="151">
            <text:p>151</text:p>
          </table:table-cell>
          <table:table-cell table:formula="of:=HEX2DEC([$'Valeurs héxadécimales'.C39])" office:value-type="float" office:value="0">
            <text:p>0</text:p>
          </table:table-cell>
          <table:table-cell/>
          <table:table-cell office:value-type="string">
            <text:p>F+/G-</text:p>
          </table:table-cell>
          <table:table-cell table:formula="of:=HEX2DEC([$'Valeurs héxadécimales'.F39])" office:value-type="float" office:value="76">
            <text:p>76</text:p>
          </table:table-cell>
          <table:table-cell table:formula="of:=HEX2DEC([$'Valeurs héxadécimales'.G39])" office:value-type="float" office:value="0">
            <text:p>0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HEX2DEC([$'Valeurs héxadécimales'.B40])" office:value-type="float" office:value="143">
            <text:p>143</text:p>
          </table:table-cell>
          <table:table-cell table:formula="of:=HEX2DEC([$'Valeurs héxadécimales'.C40])"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table:formula="of:=HEX2DEC([$'Valeurs héxadécimales'.F40])" office:value-type="float" office:value="71">
            <text:p>71</text:p>
          </table:table-cell>
          <table:table-cell table:formula="of:=HEX2DEC([$'Valeurs héxadécimales'.G40])" office:value-type="float" office:value="0">
            <text:p>0</text:p>
          </table:table-cell>
        </table:table-row>
        <table:table-row table:style-name="ro1">
          <table:table-cell office:value-type="string">
            <text:p>G+/A-</text:p>
          </table:table-cell>
          <table:table-cell table:formula="of:=HEX2DEC([$'Valeurs héxadécimales'.B41])" office:value-type="float" office:value="135">
            <text:p>135</text:p>
          </table:table-cell>
          <table:table-cell table:formula="of:=HEX2DEC([$'Valeurs héxadécimales'.C41])" office:value-type="float" office:value="0">
            <text:p>0</text:p>
          </table:table-cell>
          <table:table-cell/>
          <table:table-cell office:value-type="string">
            <text:p>G+/A-</text:p>
          </table:table-cell>
          <table:table-cell table:formula="of:=HEX2DEC([$'Valeurs héxadécimales'.F41])" office:value-type="float" office:value="67">
            <text:p>67</text:p>
          </table:table-cell>
          <table:table-cell table:formula="of:=HEX2DEC([$'Valeurs héxadécimales'.G41])" office:value-type="float" office:value="0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table:formula="of:=HEX2DEC([$'Valeurs héxadécimales'.B42])" office:value-type="float" office:value="127">
            <text:p>127</text:p>
          </table:table-cell>
          <table:table-cell table:formula="of:=HEX2DEC([$'Valeurs héxadécimales'.C42]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table:formula="of:=HEX2DEC([$'Valeurs héxadécimales'.F42])" office:value-type="float" office:value="64">
            <text:p>64</text:p>
          </table:table-cell>
          <table:table-cell table:formula="of:=HEX2DEC([$'Valeurs héxadécimales'.G42])" office:value-type="float" office:value="0">
            <text:p>0</text:p>
          </table:table-cell>
        </table:table-row>
        <table:table-row table:style-name="ro1">
          <table:table-cell office:value-type="string">
            <text:p>A+/B-</text:p>
          </table:table-cell>
          <table:table-cell table:formula="of:=HEX2DEC([$'Valeurs héxadécimales'.B43])" office:value-type="float" office:value="120">
            <text:p>120</text:p>
          </table:table-cell>
          <table:table-cell table:formula="of:=HEX2DEC([$'Valeurs héxadécimales'.C43])" office:value-type="float" office:value="0">
            <text:p>0</text:p>
          </table:table-cell>
          <table:table-cell/>
          <table:table-cell office:value-type="string">
            <text:p>A+/B-</text:p>
          </table:table-cell>
          <table:table-cell table:formula="of:=HEX2DEC([$'Valeurs héxadécimales'.F43])" office:value-type="float" office:value="60">
            <text:p>60</text:p>
          </table:table-cell>
          <table:table-cell table:formula="of:=HEX2DEC([$'Valeurs héxadécimales'.G43])" office:value-type="float" office:value="0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HEX2DEC([$'Valeurs héxadécimales'.B44])" office:value-type="float" office:value="113">
            <text:p>113</text:p>
          </table:table-cell>
          <table:table-cell table:formula="of:=HEX2DEC([$'Valeurs héxadécimales'.C44]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table:formula="of:=HEX2DEC([$'Valeurs héxadécimales'.F44])" office:value-type="float" office:value="57">
            <text:p>57</text:p>
          </table:table-cell>
          <table:table-cell table:formula="of:=HEX2DEC([$'Valeurs héxadécimales'.G44])" office:value-type="float" office:value="0">
            <text:p>0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" office:value-type="string">
            <text:p>Octave 7</text:p>
          </table:table-cell>
          <table:table-cell table:style-name="Default" table:number-columns-repeated="2"/>
          <table:table-cell/>
          <table:table-cell table:style-name="ce1" office:value-type="string">
            <text:p>Octave 8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Réglage fin</text:p>
          </table:table-cell>
          <table:table-cell table:style-name="ce2" office:value-type="string">
            <text:p>Réglage grossier</text:p>
          </table:table-cell>
          <table:table-cell/>
          <table:table-cell table:style-name="ce2" office:value-type="string">
            <text:p>Note</text:p>
          </table:table-cell>
          <table:table-cell table:style-name="ce2" office:value-type="string">
            <text:p>Réglage fin</text:p>
          </table:table-cell>
          <table:table-cell table:style-name="ce2" office:value-type="string">
            <text:p>Réglage grossier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HEX2DEC([$'Valeurs héxadécimales'.B48])" office:value-type="float" office:value="53">
            <text:p>53</text:p>
          </table:table-cell>
          <table:table-cell table:formula="of:=HEX2DEC([$'Valeurs héxadécimales'.C48]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table:formula="of:=HEX2DEC([$'Valeurs héxadécimales'.F48])" office:value-type="float" office:value="27">
            <text:p>27</text:p>
          </table:table-cell>
          <table:table-cell table:formula="of:=HEX2DEC([$'Valeurs héxadécimales'.G48])" office:value-type="float" office:value="0">
            <text:p>0</text:p>
          </table:table-cell>
        </table:table-row>
        <table:table-row table:style-name="ro1">
          <table:table-cell office:value-type="string">
            <text:p>C+/D-</text:p>
          </table:table-cell>
          <table:table-cell table:formula="of:=HEX2DEC([$'Valeurs héxadécimales'.B49])" office:value-type="float" office:value="50">
            <text:p>50</text:p>
          </table:table-cell>
          <table:table-cell table:formula="of:=HEX2DEC([$'Valeurs héxadécimales'.C49])" office:value-type="float" office:value="0">
            <text:p>0</text:p>
          </table:table-cell>
          <table:table-cell/>
          <table:table-cell office:value-type="string">
            <text:p>C+/D-</text:p>
          </table:table-cell>
          <table:table-cell table:formula="of:=HEX2DEC([$'Valeurs héxadécimales'.F49])" office:value-type="float" office:value="25">
            <text:p>25</text:p>
          </table:table-cell>
          <table:table-cell table:formula="of:=HEX2DEC([$'Valeurs héxadécimales'.G49])" office:value-type="float" office:value="0">
            <text:p>0</text:p>
          </table:table-cell>
        </table:table-row>
        <table:table-row table:style-name="ro1">
          <table:table-cell office:value-type="string">
            <text:p>D</text:p>
          </table:table-cell>
          <table:table-cell table:formula="of:=HEX2DEC([$'Valeurs héxadécimales'.B50])" office:value-type="float" office:value="48">
            <text:p>48</text:p>
          </table:table-cell>
          <table:table-cell table:formula="of:=HEX2DEC([$'Valeurs héxadécimales'.C50]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table:formula="of:=HEX2DEC([$'Valeurs héxadécimales'.F50])" office:value-type="float" office:value="24">
            <text:p>24</text:p>
          </table:table-cell>
          <table:table-cell table:formula="of:=HEX2DEC([$'Valeurs héxadécimales'.G50])" office:value-type="float" office:value="0">
            <text:p>0</text:p>
          </table:table-cell>
        </table:table-row>
        <table:table-row table:style-name="ro1">
          <table:table-cell office:value-type="string">
            <text:p>D+/E-</text:p>
          </table:table-cell>
          <table:table-cell table:formula="of:=HEX2DEC([$'Valeurs héxadécimales'.B51])" office:value-type="float" office:value="45">
            <text:p>45</text:p>
          </table:table-cell>
          <table:table-cell table:formula="of:=HEX2DEC([$'Valeurs héxadécimales'.C51])" office:value-type="float" office:value="0">
            <text:p>0</text:p>
          </table:table-cell>
          <table:table-cell/>
          <table:table-cell office:value-type="string">
            <text:p>D+/E-</text:p>
          </table:table-cell>
          <table:table-cell table:formula="of:=HEX2DEC([$'Valeurs héxadécimales'.F51])" office:value-type="float" office:value="22">
            <text:p>22</text:p>
          </table:table-cell>
          <table:table-cell table:formula="of:=HEX2DEC([$'Valeurs héxadécimales'.G51])" office:value-type="float" office:value="0">
            <text:p>0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HEX2DEC([$'Valeurs héxadécimales'.B52])" office:value-type="float" office:value="42">
            <text:p>42</text:p>
          </table:table-cell>
          <table:table-cell table:formula="of:=HEX2DEC([$'Valeurs héxadécimales'.C52])" office:value-type="float" office:value="0">
            <text:p>0</text:p>
          </table:table-cell>
          <table:table-cell/>
          <table:table-cell office:value-type="string">
            <text:p>E</text:p>
          </table:table-cell>
          <table:table-cell table:formula="of:=HEX2DEC([$'Valeurs héxadécimales'.F52])" office:value-type="float" office:value="21">
            <text:p>21</text:p>
          </table:table-cell>
          <table:table-cell table:formula="of:=HEX2DEC([$'Valeurs héxadécimales'.G52])" office:value-type="float" office:value="0">
            <text:p>0</text:p>
          </table:table-cell>
        </table:table-row>
        <table:table-row table:style-name="ro1">
          <table:table-cell office:value-type="string">
            <text:p>F</text:p>
          </table:table-cell>
          <table:table-cell table:formula="of:=HEX2DEC([$'Valeurs héxadécimales'.B53])" office:value-type="float" office:value="40">
            <text:p>40</text:p>
          </table:table-cell>
          <table:table-cell table:formula="of:=HEX2DEC([$'Valeurs héxadécimales'.C53]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table:formula="of:=HEX2DEC([$'Valeurs héxadécimales'.F53])" office:value-type="float" office:value="20">
            <text:p>20</text:p>
          </table:table-cell>
          <table:table-cell table:formula="of:=HEX2DEC([$'Valeurs héxadécimales'.G53])" office:value-type="float" office:value="0">
            <text:p>0</text:p>
          </table:table-cell>
        </table:table-row>
        <table:table-row table:style-name="ro1">
          <table:table-cell office:value-type="string">
            <text:p>F+/G-</text:p>
          </table:table-cell>
          <table:table-cell table:formula="of:=HEX2DEC([$'Valeurs héxadécimales'.B54])" office:value-type="float" office:value="38">
            <text:p>38</text:p>
          </table:table-cell>
          <table:table-cell table:formula="of:=HEX2DEC([$'Valeurs héxadécimales'.C54])" office:value-type="float" office:value="0">
            <text:p>0</text:p>
          </table:table-cell>
          <table:table-cell/>
          <table:table-cell office:value-type="string">
            <text:p>F+/G-</text:p>
          </table:table-cell>
          <table:table-cell table:formula="of:=HEX2DEC([$'Valeurs héxadécimales'.F54])" office:value-type="float" office:value="19">
            <text:p>19</text:p>
          </table:table-cell>
          <table:table-cell table:formula="of:=HEX2DEC([$'Valeurs héxadécimales'.G54])" office:value-type="float" office:value="0">
            <text:p>0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HEX2DEC([$'Valeurs héxadécimales'.B55])" office:value-type="float" office:value="36">
            <text:p>36</text:p>
          </table:table-cell>
          <table:table-cell table:formula="of:=HEX2DEC([$'Valeurs héxadécimales'.C55])"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table:formula="of:=HEX2DEC([$'Valeurs héxadécimales'.F55])" office:value-type="float" office:value="18">
            <text:p>18</text:p>
          </table:table-cell>
          <table:table-cell table:formula="of:=HEX2DEC([$'Valeurs héxadécimales'.G55])" office:value-type="float" office:value="0">
            <text:p>0</text:p>
          </table:table-cell>
        </table:table-row>
        <table:table-row table:style-name="ro1">
          <table:table-cell office:value-type="string">
            <text:p>G+/A-</text:p>
          </table:table-cell>
          <table:table-cell table:formula="of:=HEX2DEC([$'Valeurs héxadécimales'.B56])" office:value-type="float" office:value="34">
            <text:p>34</text:p>
          </table:table-cell>
          <table:table-cell table:formula="of:=HEX2DEC([$'Valeurs héxadécimales'.C56])" office:value-type="float" office:value="0">
            <text:p>0</text:p>
          </table:table-cell>
          <table:table-cell/>
          <table:table-cell office:value-type="string">
            <text:p>G+/A-</text:p>
          </table:table-cell>
          <table:table-cell table:formula="of:=HEX2DEC([$'Valeurs héxadécimales'.F56])" office:value-type="float" office:value="17">
            <text:p>17</text:p>
          </table:table-cell>
          <table:table-cell table:formula="of:=HEX2DEC([$'Valeurs héxadécimales'.G56])" office:value-type="float" office:value="0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table:formula="of:=HEX2DEC([$'Valeurs héxadécimales'.B57])" office:value-type="float" office:value="32">
            <text:p>32</text:p>
          </table:table-cell>
          <table:table-cell table:formula="of:=HEX2DEC([$'Valeurs héxadécimales'.C57]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table:formula="of:=HEX2DEC([$'Valeurs héxadécimales'.F57])" office:value-type="float" office:value="16">
            <text:p>16</text:p>
          </table:table-cell>
          <table:table-cell table:formula="of:=HEX2DEC([$'Valeurs héxadécimales'.G57])" office:value-type="float" office:value="0">
            <text:p>0</text:p>
          </table:table-cell>
        </table:table-row>
        <table:table-row table:style-name="ro1">
          <table:table-cell office:value-type="string">
            <text:p>A+/B-</text:p>
          </table:table-cell>
          <table:table-cell table:formula="of:=HEX2DEC([$'Valeurs héxadécimales'.B58])" office:value-type="float" office:value="30">
            <text:p>30</text:p>
          </table:table-cell>
          <table:table-cell table:formula="of:=HEX2DEC([$'Valeurs héxadécimales'.C58])" office:value-type="float" office:value="0">
            <text:p>0</text:p>
          </table:table-cell>
          <table:table-cell/>
          <table:table-cell office:value-type="string">
            <text:p>A+/B-</text:p>
          </table:table-cell>
          <table:table-cell table:formula="of:=HEX2DEC([$'Valeurs héxadécimales'.F58])" office:value-type="float" office:value="15">
            <text:p>15</text:p>
          </table:table-cell>
          <table:table-cell table:formula="of:=HEX2DEC([$'Valeurs héxadécimales'.G58])" office:value-type="float" office:value="0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HEX2DEC([$'Valeurs héxadécimales'.B59])" office:value-type="float" office:value="28">
            <text:p>28</text:p>
          </table:table-cell>
          <table:table-cell table:formula="of:=HEX2DEC([$'Valeurs héxadécimales'.C59]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table:formula="of:=HEX2DEC([$'Valeurs héxadécimales'.F59])" office:value-type="float" office:value="14">
            <text:p>14</text:p>
          </table:table-cell>
          <table:table-cell table:formula="of:=HEX2DEC([$'Valeurs héxadécimales'.G59])" office:value-type="float" office:value="0">
            <text:p>0</text:p>
          </table:table-cell>
        </table:table-row>
      </table:table>
      <table:named-expressions>
        <table:named-range table:name="Excel_BuiltIn_Print_Area_1" table:base-cell-address="$'Valeurs héxadécimales'.$A$1" table:cell-range-address="$'Valeurs héxadécimales'.$E$1:.$K$5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1">11/02/2011</text:date>, <text:time>17:4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leurs_20_héxadécimales" style:display-name="PageStyle_Valeurs héxadécim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eurs_20_décimales" style:display-name="PageStyle_Valeurs décima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3T15:10:59</meta:creation-date>
    <dc:date>2010-12-28T12:09:07</dc:date>
    <meta:editing-cycles>6</meta:editing-cycles>
    <meta:editing-duration>PT06H43M23S</meta:editing-duration>
    <meta:document-statistic meta:table-count="2" meta:cell-count="640" meta:object-count="0"/>
    <meta:generator>OpenOffice.org/3.2$Win32 OpenOffice.org_project/320m18$Build-9502</meta:generator>
  </office:meta>
</office:document-meta>
</file>